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2275d4"/>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1e6538" officeooo:paragraph-rsid="001e6538"/>
    </style:style>
    <style:style style:name="P12" style:family="paragraph" style:parent-style-name="Standard">
      <style:text-properties officeooo:rsid="00244b4e" officeooo:paragraph-rsid="00244b4e"/>
    </style:style>
    <style:style style:name="P13" style:family="paragraph" style:parent-style-name="Standard">
      <style:text-properties officeooo:rsid="0028571b" officeooo:paragraph-rsid="0028571b"/>
    </style:style>
    <style:style style:name="P14"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15" style:family="paragraph" style:parent-style-name="Standard">
      <style:paragraph-properties fo:margin-left="0.4925in" fo:margin-right="0in" fo:text-indent="0in" style:auto-text-indent="false"/>
      <style:text-properties officeooo:rsid="001caf90" officeooo:paragraph-rsid="001caf90"/>
    </style:style>
    <style:style style:name="P16" style:family="paragraph" style:parent-style-name="Standard">
      <style:paragraph-properties fo:margin-left="0.4925in" fo:margin-right="0in" fo:text-indent="0in" style:auto-text-indent="false"/>
      <style:text-properties officeooo:rsid="001e6538" officeooo:paragraph-rsid="001e6538"/>
    </style:style>
    <style:style style:name="P17" style:family="paragraph" style:parent-style-name="Standard">
      <style:paragraph-properties fo:margin-left="0in" fo:margin-right="0in" fo:text-indent="0in" style:auto-text-indent="false"/>
      <style:text-properties officeooo:rsid="001a14c4" officeooo:paragraph-rsid="001a14c4"/>
    </style:style>
    <style:style style:name="P18" style:family="paragraph" style:parent-style-name="Text_20_body">
      <style:text-properties officeooo:rsid="002275d4" officeooo:paragraph-rsid="002275d4"/>
    </style:style>
    <style:style style:name="P19" style:family="paragraph" style:parent-style-name="Text_20_body">
      <style:text-properties officeooo:rsid="00244b4e" officeooo:paragraph-rsid="00244b4e"/>
    </style:style>
    <style:style style:name="P20" style:family="paragraph" style:parent-style-name="Standard" style:list-style-name="L1">
      <style:text-properties officeooo:rsid="001a14c4" officeooo:paragraph-rsid="001a14c4"/>
    </style:style>
    <style:style style:name="P21" style:family="paragraph" style:parent-style-name="Standard" style:list-style-name="L1">
      <style:text-properties officeooo:rsid="001a7838" officeooo:paragraph-rsid="001a79b8"/>
    </style:style>
    <style:style style:name="P22" style:family="paragraph" style:parent-style-name="Standard" style:list-style-name="L1">
      <style:text-properties officeooo:rsid="001a7838" officeooo:paragraph-rsid="001a7838"/>
    </style:style>
    <style:style style:name="P23" style:family="paragraph" style:parent-style-name="Standard">
      <style:text-properties officeooo:rsid="001f6be0" officeooo:paragraph-rsid="001f6be0"/>
    </style:style>
    <style:style style:name="P24" style:family="paragraph" style:parent-style-name="Standard">
      <style:text-properties officeooo:rsid="002d7bab" officeooo:paragraph-rsid="002d7bab"/>
    </style:style>
    <style:style style:name="P25" style:family="paragraph" style:parent-style-name="Standard">
      <style:text-properties officeooo:rsid="002e9ad3" officeooo:paragraph-rsid="002e9ad3"/>
    </style:style>
    <style:style style:name="P26" style:family="paragraph" style:parent-style-name="Standard">
      <style:text-properties officeooo:rsid="002eea8a" officeooo:paragraph-rsid="002eea8a"/>
    </style:style>
    <style:style style:name="P27" style:family="paragraph" style:parent-style-name="Standard">
      <style:text-properties officeooo:rsid="002f7bf3" officeooo:paragraph-rsid="002f7bf3"/>
    </style:style>
    <style:style style:name="P28"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29"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30"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31"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32"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33"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34" style:family="paragraph" style:parent-style-name="Heading_20_3">
      <style:text-properties officeooo:rsid="002275d4" officeooo:paragraph-rsid="002275d4"/>
    </style:style>
    <style:style style:name="P35" style:family="paragraph" style:parent-style-name="Heading_20_3">
      <style:text-properties officeooo:paragraph-rsid="002275d4"/>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style:style style:name="T12" style:family="text">
      <style:text-properties officeooo:rsid="002d7bab"/>
    </style:style>
    <style:style style:name="T13" style:family="text">
      <style:text-properties officeooo:rsid="002eea8a"/>
    </style:style>
    <style:style style:name="T14" style:family="text">
      <style:text-properties officeooo:rsid="002f7b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8">WIZ850io</text:span></text:p>
      <text:p text:style-name="P5">- DRAFT -</text:p>
      <text:p text:style-name="P5"><text:date style:data-style-name="N37" text:date-value="2019-06-20T16:33:11.742936288">06/20/19</text:date></text:p>
      <text:p text:style-name="P2"/>
      <text:h text:style-name="P34" text:outline-level="3">Hardware</text:h>
      <text:p text:style-name="P18">The interface to the WIZ<text:span text:style-name="T12">8</text:span>50io is SPI. The interface card provides an efficient interface from the H8/H89 (8-bit CPU) to SPI. It may also be used to communicate with other SPI devices such as a Raspberry Pi microcontroller,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 total, are required to input N bytes.</text:p>
      <text:p text:style-name="P19">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from the WIZ850io. This signal indicates when the MAC address programming has completed after power on, and is generally not a concer<text:span text:style-name="T11">n</text:span> for CP/M software as by the time CP/M can boot the RDY signal would have long since been asserted. Both RDY and SCS are bit 0 of their respective input/output ports.</text:p>
      <text:h text:style-name="P35" text:outline-level="3"><text:span text:style-name="T9">CP/NET </text:span>Background</text:h>
      <text:p text:style-name="P12">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2"/>
      <text:p text:style-name="P4">CP/NET uses an 8-bit “node ID” to identify all participants on a network. This is roughly equivalent to the modern IP Address. Since the WIZ<text:span text:style-name="T9">850io</text:span> requires IP addresses (as do modern networks to which it will be attached), a scheme is needed to relate CP/NET node IDs to IP addresses.</text:p>
      <text:p text:style-name="P2"/>
      <text:p text:style-name="P2">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text:span><text:soft-page-break/><text:span text:style-name="T1">between 01H and FEH, excluding values used for remote servers. Note that CP/NET assumes that node 00H will be a server, so this value is not used for a client ID.</text:span></text:p>
      <text:p text:style-name="P2"/>
      <text:p text:style-name="P3">Remote (server) nodes are configured into the socket registers (up to <text:span text:style-name="T8">8 in the WIZ8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the local CP/NET Node ID.</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3"/>
      <text:h text:style-name="Heading_20_3" text:outline-level="3">Configuration</text:h>
      <text:p text:style-name="P7">The utility WIZCFG.COM may be used to program essential values into the WIZ<text:span text:style-name="T8">850io</text:span>. Note that all memory in th<text:span text:style-name="T8">ese devices</text:span> is volatile, apparently even across RESET, and so the values must be reprogrammed each time the system is booted.</text:p>
      <text:p text:style-name="P7"/>
      <text:p text:style-name="P7">WIZCFG.COM uses the following command syntax:</text:p>
      <text:p text:style-name="P7"/>
      <text:p text:style-name="P14">WIZCFG <text:span text:style-name="T3">cmd param...</text:span></text:p>
      <text:p text:style-name="P7"/>
      <text:p text:style-name="P7">Where ‘cmd’ is a single-<text:span text:style-name="T4">character</text:span> command, followed by one or more parameters (depending on command). The following commands are recognized:</text:p>
      <text:p text:style-name="P7"/>
      <text:p text:style-name="P14">N <text:span text:style-name="T3">node-id</text:span></text:p>
      <text:p text:style-name="P14">I <text:span text:style-name="T3">ip-addr</text:span></text:p>
      <text:p text:style-name="P14">G <text:span text:style-name="T3">gateway-ip</text:span></text:p>
      <text:p text:style-name="P14">S <text:span text:style-name="T3">sub-net-mask</text:span></text:p>
      <text:p text:style-name="P14">M <text:span text:style-name="T3">mac-addr</text:span></text:p>
      <text:p text:style-name="P14">{0-<text:span text:style-name="T8">7</text:span>} <text:span text:style-name="T3">node-id ip-addr port</text:span></text:p>
      <text:p text:style-name="P17"/>
      <text:list xml:id="list3587090020" text:style-name="L1">
        <text:list-item>
          <text:p text:style-name="P20">The commands ‘0’, ‘1’, ‘2’, ... ‘<text:span text:style-name="T8">7</text:span>’ are used to setup remote servers using sockets 0, 1, 2, ... <text:span text:style-name="T8">7</text:span>, respectively.</text:p>
        </text:list-item>
        <text:list-item>
          <text:p text:style-name="P20">‘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21">IP Addresses (‘I’, ‘G’, ‘S’, param 2 of {0-<text:span text:style-name="T8">7</text:span>}) use dotted decimal format.</text:p>
        </text:list-item>
        <text:list-item>
          <text:p text:style-name="P21">MAC addresses use colon-hex format.</text:p>
        </text:list-item>
        <text:list-item>
          <text:p text:style-name="P22"><text:soft-page-break/>Port numbers are in decimal <text:span text:style-name="T10">(unsigned 16-bit)</text:span>.</text:p>
        </text:list-item>
      </text:list>
      <text:p text:style-name="P8"/>
      <text:p text:style-name="P8">Running WIZCFG with no command will <text:span text:style-name="T6">show</text:span> the current configuration of the <text:span text:style-name="T8">device</text:span>.</text:p>
      <text:p text:style-name="P8"/>
      <text:p text:style-name="P8">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8"/>
      <text:p text:style-name="P12">Also note that the WIZ850io includes hardware to automatically program a MAC address into the W5500 (the network chip). This means it is not necessary to set a MAC address before using the device.</text:p>
      <text:p text:style-name="P12"/>
      <text:p text:style-name="P13">When WIZCFG is used to set a socket configuration, any active connection on that socket is closed prior to changing the values. CP/NET will re-connect (using new values) on the next access through that socket.</text:p>
      <text:p text:style-name="P8"/>
      <text:h text:style-name="Heading_20_3" text:outline-level="3">Implementation Details</text:h>
      <text:p text:style-name="P10">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10"/>
      <text:p text:style-name="P10">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Only CP/NET message format “0” is used/allowed. This format consists of a 5-byte header <text:span text:style-name="T7">followed by the payload. The header </text:span>contains:</text:p>
      <text:p text:style-name="P10"/>
      <text:p text:style-name="P15">FMT – <text:span text:style-name="T7">00 request, 01 response.</text:span></text:p>
      <text:p text:style-name="P16">DID – destination node ID.</text:p>
      <text:p text:style-name="P16">SID – source (sender) node ID.</text:p>
      <text:p text:style-name="P16">FNC – BDOS function code *.</text:p>
      <text:p text:style-name="P16">SIZ – payload size -1.</text:p>
      <text:p text:style-name="P16">* Additional functions may be defined, provided servers recognize them.</text:p>
      <text:p text:style-name="P8"/>
      <text:p text:style-name="P11">Note that the minimum message payload size is 1 byte, and the maximum is 256 bytes. This means the maximum message packet size will be 261 bytes. The minimum send/receive buffer size is 1K, so it is never possible for a single message to overrun the buffer.</text:p>
      <text:p text:style-name="P7"/>
      <text:p text:style-name="P23">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text:p>
      <text:h text:style-name="Heading_20_3" text:outline-level="3"><text:soft-page-break/>Example: Setting up a CpnetSocketServer for WIZ850io</text:h>
      <text:p text:style-name="P24"/>
      <text:p text:style-name="P24">CpnetSocketServer uses a configuration file to specify settings. This file is plain text and contains “property = value” lines. The most-relevant properties are:</text:p>
      <text:p text:style-name="P24"/>
      <text:p text:style-name="P28">cpnetserver_host<text:tab/>The hostname or IP address on which to listen for connections.</text:p>
      <text:p text:style-name="P29">cpnetserver_port<text:tab/>The port number on which to listen for connections.</text:p>
      <text:p text:style-name="P29">cpnetserver_root_dir<text:tab/>The top-level directory to export to CP/NET clients. Create subdirectories “a” through “p”, for drives A: through P:.</text:p>
      <text:p text:style-name="P29">cpnetserver_sid<text:tab/>The node ID for this server. Must be unique on the CP/NET domain. A hexadecimal number 00-FE.</text:p>
      <text:p text:style-name="P24"/>
      <text:p text:style-name="P24">This configuration file is specified on the JAVA command line with the “conf=<text:span text:style-name="T3">file</text:span>” option. For example:</text:p>
      <text:p text:style-name="P24"/>
      <text:p text:style-name="P30">java -jar CpnetSocketServer.jar conf=<text:span text:style-name="T3">file</text:span></text:p>
      <text:p text:style-name="P24"/>
      <text:p text:style-name="P24">By default, the server will log various messages to stderr. The property “cpnetserver_log=<text:span text:style-name="T3">file</text:span>” (or commandline option “log=<text:span text:style-name="T3">file</text:span>”) may be used to direct that output to a file.</text:p>
      <text:p text:style-name="P24"/>
      <text:p text:style-name="P25">Here is an example configuration file:</text:p>
      <text:p text:style-name="P25"/>
      <text:p text:style-name="P31"># These are for CpnetSocketServer.jar</text:p>
      <text:p text:style-name="P31">#cpnetserver_log = cpnet00.log</text:p>
      <text:p text:style-name="P31"/>
      <text:p text:style-name="P31">cpnetserver_host = 192.168.1.17</text:p>
      <text:p text:style-name="P31">cpnetserver_port = 31100</text:p>
      <text:p text:style-name="P31">cpnetserver_temp = P</text:p>
      <text:p text:style-name="P31">cpnetserver_sid = 00</text:p>
      <text:p text:style-name="P31">cpnetserver_max = 16</text:p>
      <text:p text:style-name="P31">cpnetserver_root_dir = /home/drmiller/CpnetServer00</text:p>
      <text:p text:style-name="P31"/>
      <text:p text:style-name="P31"># Up to 16 printers, 0-f</text:p>
      <text:p text:style-name="P31">cpnetserver_lst5 = Diablo630Stream file=lst00.5.ps</text:p>
      <text:p text:style-name="P31"/>
      <text:p text:style-name="P31">diablo630_nogui = true</text:p>
      <text:p text:style-name="P31">diablo630_jobend = save</text:p>
      <text:p text:style-name="P25"/>
      <text:p text:style-name="P25">Other properties are explained below.</text:p>
      <text:p text:style-name="P24"/>
      <text:h text:style-name="Heading_20_3" text:outline-level="3">Example: Setting up a CP/NET client on CP/M 3</text:h>
      <text:p text:style-name="P25"/>
      <text:p text:style-name="P25">Every time the computer is RESET, the WIZ850io registers will be cleared to default values. This means that configurations for CP/NET must be re-applied after every cold boot. The easiest way to do this is to create a SUBMIT file containing the WIZCFG commands to setup the network. Here is a simple example (NETCFG.SUB):</text:p>
      <text:p text:style-name="P25"/>
      <text:p text:style-name="P31">wizcfg n 02</text:p>
      <text:p text:style-name="P31"><text:soft-page-break/>wizcfg i 192.168.1.200</text:p>
      <text:p text:style-name="P31">wizcfg g 192.168.1.1</text:p>
      <text:p text:style-name="P31">wizcfg s 255.255.255.0</text:p>
      <text:p text:style-name="P31">wizcfg 0 00 192.168.1.17 31100</text:p>
      <text:p text:style-name="P25"/>
      <text:p text:style-name="P25">This sets the CP/NET client node ID to “02”, the client IP address to “192.168.1.200”, the gateway address to “192.168.1.1”, and the network mask to “255.255.255.0”. It also configures one server, node ID “00”, to be found at IP address “192.168.1.17” port “31100”.</text:p>
      <text:p text:style-name="P25"/>
      <text:p text:style-name="P25">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25"/>
      <text:p text:style-name="P31">network p:=c:</text:p>
      <text:p text:style-name="P25"/>
      <text:p text:style-name="P25">Will map local drive P: onto server 00 drive C: (00 is the default server node ID, if none is specified). After this, using drive P: under CP/M 3 will perform operations on server 00 drive C:. For these examples, that would map to the server directory “/<text:span text:style-name="T13">home/drmiller/CpnetServer00/c”.</text:span></text:p>
      <text:p text:style-name="P25"/>
      <text:p text:style-name="P26">The program NETSTAT.COM (or CPNETSTS.COM) will display the current mappings. For example:</text:p>
      <text:p text:style-name="P26"/>
      <text:p text:style-name="P32">A&gt;netstat</text:p>
      <text:p text:style-name="P32"/>
      <text:p text:style-name="P32">CP/NET Status</text:p>
      <text:p text:style-name="P32">=============</text:p>
      <text:p text:style-name="P32">Requester ID = 02H</text:p>
      <text:p text:style-name="P32">Network Status Byte = 10H</text:p>
      <text:p text:style-name="P32">Device status:</text:p>
      <text:p text:style-name="P32"><text:s text:c="2"/>Drive P: = Drive C: on Network Server ID = 00H</text:p>
      <text:p text:style-name="P32">A&gt;</text:p>
      <text:p text:style-name="P26"/>
      <text:p text:style-name="P26">Note that CpnetSocketServer forces all filenames to be lowercase in the actual subdirectory. It also requires files to confirm to the 8+3 convention used by CP/M. If you copy files into these subdirectories, for use by CP/M, they must adhere to these conventions. Also note that text files may require line-ending conversion in order to function properly on CP/M. CP/M requires text file line-endings to be CR-LF. There are several utilities available to do this conversion, depending on your platform. Linux usually has a package “dos2unix” that provides two utilities, for converting to and from CR-LF line-endings. <text:span text:style-name="T14">There is also a simple file-copy CP/M program TR.COM that may be used to convert line-endings.</text:span></text:p>
      <text:p text:style-name="P26"/>
      <text:p text:style-name="P27">A drive may be unmapped (returned to local use) with the program LOCAL.COM. This is most useful if a mapping actually obscured a local drive, which is now needed. Typically, an unused drive letter would be mapped to a network drive.</text:p>
      <text:p text:style-name="P27"/>
      <text:p text:style-name="P27">CP/NET may be “shutdown” with the program RSXRM.COM, which causes the RSX to remove itself. For example:</text:p>
      <text:p text:style-name="P27"/>
      <text:p text:style-name="P33">rsxrm ndos3</text:p>
      <text:p text:style-name="P27"><text:soft-page-break/>Note that the WIZ850io does not lose it’s configuration when NDOS3 is shutdown, only when the system is RESET. The command “wizcfg” (with no options) will show the current configuration of the WIZ850io (as it pertains to CP/NET).</text:p>
      <text:p text:style-name="P27"/>
      <text:p text:style-name="P27">The CP/M 3 HELP facility has been expanded to cover these comma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06-20T16:33:11.687170462</dc:date>
    <meta:editing-duration>PT54M50S</meta:editing-duration>
    <meta:editing-cycles>13</meta:editing-cycles>
    <meta:generator>LibreOffice/6.0.7.3$Linux_X86_64 LibreOffice_project/00m0$Build-3</meta:generator>
    <meta:document-statistic meta:table-count="0" meta:image-count="0" meta:object-count="0" meta:page-count="6" meta:paragraph-count="95" meta:word-count="2035" meta:character-count="12234" meta:non-whitespace-character-count="10292"/>
  </office:meta>
</office:document-meta>
</file>